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324" calcext:value-type="float">
            <text:p>164703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Sophia /Zagro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Sophia /Kaczm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Georgius /Praser/ de Damasław</text:p>
          </table:table-cell>
          <table:table-cell office:value-type="string" calcext:value-type="string">
            <text:p>Marianna /Wigan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505" calcext:value-type="float">
            <text:p>164705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13" calcext:value-type="float">
            <text:p>164707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Małsus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Magdalena /Posdtr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25" calcext:value-type="float">
            <text:p>164707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gismundus /Grzybowski/ nobilis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04" calcext:value-type="float">
            <text:p>164708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Włod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Chadelczyk/ de Międzylesie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20" calcext:value-type="float">
            <text:p>1647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Regina /Mielc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1" calcext:value-type="float">
            <text:p>164709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Mismie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Turga/</text:p>
          </table:table-cell>
          <table:table-cell office:value-type="string" calcext:value-type="string">
            <text:p>Hedvigis /Wocies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7" calcext:value-type="float">
            <text:p>164709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Dorothea coxt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06" calcext:value-type="float">
            <text:p>164710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Elizabeth /Lub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24" calcext:value-type="float">
            <text:p>164710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C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101" calcext:value-type="float">
            <text:p>1647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reas hortulanus de Śielec</text:p>
          </table:table-cell>
          <table:table-cell office:value-type="string" calcext:value-type="string">
            <text:p>Regin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02" calcext:value-type="float">
            <text:p>164801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Nicolaus sar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famulus de Starężynek</text:p>
          </table:table-cell>
          <table:table-cell office:value-type="string" calcext:value-type="string">
            <text:p>Eva /Baci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12" calcext:value-type="float">
            <text:p>16480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Kubie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220" calcext:value-type="float">
            <text:p>1648022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Sophia /Wal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7" calcext:value-type="float">
            <text:p>164803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Smolyn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uchar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17" calcext:value-type="float">
            <text:p>164803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/Symanski/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21" calcext:value-type="float">
            <text:p>164803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wa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3" calcext:value-type="float">
            <text:p>1648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/J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molinski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9" calcext:value-type="float">
            <text:p>1648041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Anna /Midzarka/ de Miem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27" calcext:value-type="float">
            <text:p>1648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 de Miemczyn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509" calcext:value-type="float">
            <text:p>1648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rol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Dorothea /Koscielna/ ubog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621" calcext:value-type="float">
            <text:p>164806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ęchota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712" calcext:value-type="float">
            <text:p>1648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Lu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800" calcext:value-type="float">
            <text:p>164808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Geyd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Marianna /Owczarzew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0" calcext:value-type="float">
            <text:p>164809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Chadelczyk/</text:p>
          </table:table-cell>
          <table:table-cell office:value-type="string" calcext:value-type="string">
            <text:p>Anna /Piecho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4" calcext:value-type="float">
            <text:p>164809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/Heiduc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ubogi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11" calcext:value-type="float">
            <text:p>164810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 sartori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nna /C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20" calcext:value-type="float">
            <text:p>164810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07" calcext:value-type="float">
            <text:p>1649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Kucharz/ civer de Wągrowiec</text:p>
          </table:table-cell>
          <table:table-cell office:value-type="string" calcext:value-type="string">
            <text:p>Susanna /Rek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Teressia /Pstrokona/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Agnes /Heiduczkown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07" calcext:value-type="float">
            <text:p>16490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ipk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Margaretha /Owczarz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14" calcext:value-type="float">
            <text:p>164902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Lucia /Moy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4" calcext:value-type="float">
            <text:p>1649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Hedvigis /Mn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/Skolarz/</text:p>
          </table:table-cell>
          <table:table-cell office:value-type="string" calcext:value-type="string">
            <text:p>Margaretha /Owczarze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/Sobie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pauper de Starężyn</text:p>
          </table:table-cell>
          <table:table-cell office:value-type="string" calcext:value-type="string">
            <text:p>Anna /Cheidu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08" calcext:value-type="float">
            <text:p>164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auriga de Damasław</text:p>
          </table:table-cell>
          <table:table-cell office:value-type="string" calcext:value-type="string">
            <text:p>Regina /Kacz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14" calcext:value-type="float">
            <text:p>1649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dam /Nieure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Plocienik/</text:p>
          </table:table-cell>
          <table:table-cell office:value-type="string" calcext:value-type="string">
            <text:p>Dorothea /Skret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01" calcext:value-type="float">
            <text:p>164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19" calcext:value-type="float">
            <text:p>16490319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tholomeus /Mar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/Brostow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28" calcext:value-type="float">
            <text:p>1649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Vasko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418" calcext:value-type="float">
            <text:p>164904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ek/ de Paryż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627" calcext:value-type="float">
            <text:p>1649062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aren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711" calcext:value-type="float">
            <text:p>164907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Hedvigis /Luc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08" calcext:value-type="float">
            <text:p>164908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Hade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6" calcext:value-type="float">
            <text:p>1649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 /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Gor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7" calcext:value-type="float">
            <text:p>164908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912" calcext:value-type="float">
            <text:p>164909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Gvadzinksi/</text:p>
          </table:table-cell>
          <table:table-cell office:value-type="string" calcext:value-type="string">
            <text:p>Dorothea /Wyg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1021" calcext:value-type="float">
            <text:p>1649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tinus /Skożarz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Heidu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1" calcext:value-type="float">
            <text:p>1649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Mariann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8" calcext:value-type="float">
            <text:p>164911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y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30" calcext:value-type="float">
            <text:p>1649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łot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urasek/ de Juncewo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109" calcext:value-type="float">
            <text:p>165001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 /Wasl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va /Baczy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06" calcext:value-type="float">
            <text:p>16500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Turz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13" calcext:value-type="float">
            <text:p>1650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Bri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l/ de Piotrkowice</text:p>
          </table:table-cell>
          <table:table-cell office:value-type="string" calcext:value-type="string">
            <text:p>Susanna uxor Alberti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4" calcext:value-type="float">
            <text:p>1650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Matec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Anna uxor molitor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7" calcext:value-type="float">
            <text:p>165002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8" calcext:value-type="float">
            <text:p>165002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ten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uras/ de Juncewo</text:p>
          </table:table-cell>
          <table:table-cell office:value-type="string" calcext:value-type="string">
            <text:p>Hedvigis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 de Paryź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410" calcext:value-type="float">
            <text:p>165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/Sędzin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425" calcext:value-type="float">
            <text:p>1650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fili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0" calcext:value-type="float">
            <text:p>1650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zynski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2" calcext:value-type="float">
            <text:p>1650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26" calcext:value-type="float">
            <text:p>1650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Gronos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03" calcext:value-type="float">
            <text:p>165007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31" calcext:value-type="float">
            <text:p>165007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wiś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Brechota/ de Międzylesie</text:p>
          </table:table-cell>
          <table:table-cell office:value-type="string" calcext:value-type="string">
            <text:p>An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15" calcext:value-type="float">
            <text:p>165009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ostomus</text:p>
          </table:table-cell>
          <table:table-cell office:value-type="string" calcext:value-type="string">
            <text:p>Bartholomeus /Bu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28" calcext:value-type="float">
            <text:p>165009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R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agrodnik/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09" calcext:value-type="float">
            <text:p>165010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Eva /Głowczy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lignifaber</text:p>
          </table:table-cell>
          <table:table-cell office:value-type="string" calcext:value-type="string">
            <text:p>Anna /Skrzet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7" calcext:value-type="float">
            <text:p>1650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04" calcext:value-type="float">
            <text:p>16501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de Śielec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19" calcext:value-type="float">
            <text:p>16501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115" calcext:value-type="float">
            <text:p>1651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Heyducz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G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626" calcext:value-type="float">
            <text:p>1651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709" calcext:value-type="float">
            <text:p>1651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Markowski/</text:p>
          </table:table-cell>
          <table:table-cell office:value-type="string" calcext:value-type="string">
            <text:p>Dorothea /Tup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903" calcext:value-type="float">
            <text:p>165109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awe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Anna /Mi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108" calcext:value-type="float">
            <text:p>1651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04" calcext:value-type="float">
            <text:p>1651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0" calcext:value-type="float">
            <text:p>1651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7" calcext:value-type="float">
            <text:p>1651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107" calcext:value-type="float">
            <text:p>1652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Midł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204" calcext:value-type="float">
            <text:p>1652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tholomeus /Bun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7" calcext:value-type="float">
            <text:p>165203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Walasi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8" calcext:value-type="float">
            <text:p>165203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aczmarz/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407" calcext:value-type="float">
            <text:p>165204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anus /Moyski/ de Piotrkowice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26" calcext:value-type="float">
            <text:p>1652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acobus /Niech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Pozdziech/ famulus de Paryż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30" calcext:value-type="float">
            <text:p>165205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625" calcext:value-type="float">
            <text:p>165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a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cianus /Moyski/ de Piotrkowice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721" calcext:value-type="float">
            <text:p>1652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ophi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10" calcext:value-type="float">
            <text:p>1652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Helena /Ciesli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1" calcext:value-type="float">
            <text:p>165208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 /Adam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5" calcext:value-type="float">
            <text:p>1652082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000" calcext:value-type="float">
            <text:p>165200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15" calcext:value-type="float">
            <text:p>1652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i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22" calcext:value-type="float">
            <text:p>1652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mendicus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aspar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famulus de Śielec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01" calcext:value-type="float">
            <text:p>165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łotnic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30" calcext:value-type="float">
            <text:p>165211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auri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usann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6" calcext:value-type="float">
            <text:p>165212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/Volstinius/ rector scholae</text:p>
          </table:table-cell>
          <table:table-cell office:value-type="string" calcext:value-type="string">
            <text:p>Margareth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7" calcext:value-type="float">
            <text:p>1652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etnius/ rector scholae</text:p>
          </table:table-cell>
          <table:table-cell office:value-type="string" calcext:value-type="string">
            <text:p>Regina /Mal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9" calcext:value-type="float">
            <text:p>1652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5" calcext:value-type="float">
            <text:p>165301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6" calcext:value-type="float">
            <text:p>165301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12" calcext:value-type="float">
            <text:p>165301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Krol/ de Śielec</text:p>
          </table:table-cell>
          <table:table-cell office:value-type="string" calcext:value-type="string">
            <text:p>Margaretha /Owcz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000" calcext:value-type="float">
            <text:p>165300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224" calcext:value-type="float">
            <text:p>1653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elstinius/ rector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302" calcext:value-type="float">
            <text:p>165303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525" calcext:value-type="float">
            <text:p>1653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id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Jabłonski/</text:p>
          </table:table-cell>
          <table:table-cell office:value-type="string" calcext:value-type="string">
            <text:p>Sus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722" calcext:value-type="float">
            <text:p>1653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817" calcext:value-type="float">
            <text:p>165308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Pilenig/ rector</text:p>
          </table:table-cell>
          <table:table-cell office:value-type="string" calcext:value-type="string">
            <text:p>Anna /Zarz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911" calcext:value-type="float">
            <text:p>165309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c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Anna /Rudnic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203" calcext:value-type="float">
            <text:p>165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c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Ratay/ de Dąbrowa</text:p>
          </table:table-cell>
          <table:table-cell office:value-type="string" calcext:value-type="string">
            <text:p>Regina gosci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07" calcext:value-type="float">
            <text:p>165404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Barbara /Niemci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mendicus</text:p>
          </table:table-cell>
          <table:table-cell office:value-type="string" calcext:value-type="string">
            <text:p>Regin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lorianus /Spiączczyk/</text:p>
          </table:table-cell>
          <table:table-cell office:value-type="string" calcext:value-type="string">
            <text:p>Margaretha /Drią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Sophia filia Christophori /Kroie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10" calcext:value-type="float">
            <text:p>1654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ilius rectoris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614" calcext:value-type="float">
            <text:p>1654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Kroikowicz/ de Juncewo</text:p>
          </table:table-cell>
          <table:table-cell office:value-type="string" calcext:value-type="string">
            <text:p>Agnes /Krol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714" calcext:value-type="float">
            <text:p>165407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812" calcext:value-type="float">
            <text:p>165408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013" calcext:value-type="float">
            <text:p>165410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121" calcext:value-type="float">
            <text:p>1654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203" calcext:value-type="float">
            <text:p>1654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106" calcext:value-type="float">
            <text:p>16550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Elizabeth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Żłotnicki/</text:p>
          </table:table-cell>
          <table:table-cell office:value-type="string" calcext:value-type="string">
            <text:p>Marianna uxor ovilionis de Mini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Gregorius ovilio </text:p>
          </table:table-cell>
          <table:table-cell office:value-type="string" calcext:value-type="string">
            <text:p>Catharina de Międzylesie</text:p>
          </table:table-cell>
          <table:table-cell/>
          <table:table-cell office:value-type="string" calcext:value-type="string">
            <text:p>filium obscurorum parent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21" calcext:value-type="float">
            <text:p>165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dreas /Garbal/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331" calcext:value-type="float">
            <text:p>165503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/W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419" calcext:value-type="float">
            <text:p>1655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anislaus braxator de Piotrkowice</text:p>
          </table:table-cell>
          <table:table-cell office:value-type="string" calcext:value-type="string">
            <text:p>Elizabeth /Poż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09" calcext:value-type="float">
            <text:p>1655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Małec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1" calcext:value-type="float">
            <text:p>1655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Dorothea /Spaczczyka/ de Żn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3" calcext:value-type="float">
            <text:p>165505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Starężynek</text:p>
          </table:table-cell>
          <table:table-cell office:value-type="string" calcext:value-type="string">
            <text:p>Catharina /Hade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610" calcext:value-type="float">
            <text:p>1655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ya/ de Juncewo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613" calcext:value-type="float">
            <text:p>1655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roykowicz/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926" calcext:value-type="float">
            <text:p>16550926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Gaca/</text:p>
          </table:table-cell>
          <table:table-cell office:value-type="string" calcext:value-type="string">
            <text:p>Dorothea /Draskowna/</text:p>
          </table:table-cell>
          <table:table-cell office:value-type="string" calcext:value-type="string">
            <text:p>Jacobus ovilio de Obiecanowo</text:p>
          </table:table-cell>
          <table:table-cell office:value-type="string" calcext:value-type="string">
            <text:p>Hedvigis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000" calcext:value-type="float">
            <text:p>16560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320" calcext:value-type="float">
            <text:p>1656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 /Sobiesczyk/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11" calcext:value-type="float">
            <text:p>1656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25" calcext:value-type="float">
            <text:p>165604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Piechoci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508" calcext:value-type="float">
            <text:p>1656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628" calcext:value-type="float">
            <text:p>165606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roikowicz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121" calcext:value-type="float">
            <text:p>16570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325" calcext:value-type="float">
            <text:p>165703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 de Paryż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419" calcext:value-type="float">
            <text:p>1657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Gaspar /Galecki/</text:p>
          </table:table-cell>
          <table:table-cell office:value-type="string" calcext:value-type="string">
            <text:p>Hedvigis /Wolska/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519" calcext:value-type="float">
            <text:p>165705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parobek</text:p>
          </table:table-cell>
          <table:table-cell office:value-type="string" calcext:value-type="string">
            <text:p>Lucia /Skot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319" calcext:value-type="float">
            <text:p>1657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sephus cmeto</text:p>
          </table:table-cell>
          <table:table-cell office:value-type="string" calcext:value-type="string">
            <text:p>Marianna filia ovilioni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2" calcext:value-type="float">
            <text:p>1657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aczmar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Seyduk/</text:p>
          </table:table-cell>
          <table:table-cell office:value-type="string" calcext:value-type="string">
            <text:p>Cathar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Albertus</text:p>
          </table:table-cell>
          <table:table-cell office:value-type="string" calcext:value-type="string">
            <text:p>Andreas /Czerekwicki/</text:p>
          </table:table-cell>
          <table:table-cell office:value-type="string" calcext:value-type="string">
            <text:p>Catharina /Kotarska/</text:p>
          </table:table-cell>
          <table:table-cell office:value-type="string" calcext:value-type="string">
            <text:p>Joannes /Padniewski/</text:p>
          </table:table-cell>
          <table:table-cell office:value-type="string" calcext:value-type="string">
            <text:p>Anna /Trzynska/ de Czerekwicz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815" calcext:value-type="float">
            <text:p>1657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Nie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egoski/ nobilis</text:p>
          </table:table-cell>
          <table:table-cell office:value-type="string" calcext:value-type="string">
            <text:p>Dorothea /Dea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Valentinus /Vałganowski/ famulus aulae illegitimate</text:p>
          </table:table-cell>
          <table:table-cell office:value-type="string" calcext:value-type="string">
            <text:p>Regina filia molendinatori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Rastor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Raysk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Gertrudis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villicu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Catharina /Curchnieska/ nobilis</text:p>
          </table:table-cell>
          <table:table-cell/>
          <table:table-cell office:value-type="string" calcext:value-type="string">
            <text:p>big long bit of polish where mother’s name should b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28" calcext:value-type="float">
            <text:p>165710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Kro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71124" calcext:value-type="float">
            <text:p>165711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number-columns-repeated="2"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0" calcext:value-type="float">
            <text:p>1658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1" calcext:value-type="float">
            <text:p>16580121</text:p>
          </table:table-cell>
          <table:table-cell office:value-type="string" calcext:value-type="string">
            <text:p>Tar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awiec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202" calcext:value-type="float">
            <text:p>1658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Maśtak/ 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ołeski/ rector scholae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312" calcext:value-type="float">
            <text:p>1658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owals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6" calcext:value-type="float">
            <text:p>165804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rol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ystophorus rector scholae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8" calcext:value-type="float">
            <text:p>165804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02" calcext:value-type="float">
            <text:p>165806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Brykiź/ hortulan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30" calcext:value-type="float">
            <text:p>1658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04" calcext:value-type="float">
            <text:p>1658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28" calcext:value-type="float">
            <text:p>165807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Fe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iechocik/ de Międzylesie</text:p>
          </table:table-cell>
          <table:table-cell office:value-type="string" calcext:value-type="string">
            <text:p>Margaretha /Oley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 sartor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Ranunski/ nobilis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ovilio de Podovice</text:p>
          </table:table-cell>
          <table:table-cell office:value-type="string" calcext:value-type="string">
            <text:p>Agne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uła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erok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Cucharski/ nobili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18" calcext:value-type="float">
            <text:p>165808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ichael /Pavaprin/ cmeto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Toch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1129" calcext:value-type="float">
            <text:p>1658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encoslaus miles caesarianu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Złomicz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1" calcext:value-type="float">
            <text:p>1659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/Kmoch/</text:p>
          </table:table-cell>
          <table:table-cell office:value-type="string" calcext:value-type="string">
            <text:p>Regina /Jancodnov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9" calcext:value-type="float">
            <text:p>1659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ovilio de Dąbrowa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13" calcext:value-type="float">
            <text:p>1659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Catharina /Carekv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309" calcext:value-type="float">
            <text:p>1659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Catharina /Chadalov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0" calcext:value-type="float">
            <text:p>1659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Valentinus ovilio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1" calcext:value-type="float">
            <text:p>1659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u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26" calcext:value-type="float">
            <text:p>1659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cas /Krzymonorz/</text:p>
          </table:table-cell>
          <table:table-cell office:value-type="string" calcext:value-type="string">
            <text:p>Anna</text:p>
          </table:table-cell>
          <table:table-cell table:style-name="ce2" office:value-type="string" calcext:value-type="string">
            <text:p>Joannes /Mataeski/</text:p>
          </table:table-cell>
          <table:table-cell office:value-type="string" calcext:value-type="string">
            <text:p>Elizabeth /Kucha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10" calcext:value-type="float">
            <text:p>1659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Kubae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27" calcext:value-type="float">
            <text:p>1659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Anna /Korm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chnus /Medzalawski/ nobilis</text:p>
          </table:table-cell>
          <table:table-cell office:value-type="string" calcext:value-type="string">
            <text:p>Dorothea /Barczykovska/</text:p>
          </table:table-cell>
          <table:table-cell office:value-type="string" calcext:value-type="string">
            <text:p>Joannes /Padniawski/ nobilis</text:p>
          </table:table-cell>
          <table:table-cell office:value-type="string" calcext:value-type="string">
            <text:p>Elizabeth /Tuhbowska/ nee /Padiev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19" calcext:value-type="float">
            <text:p>1659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914" calcext:value-type="float">
            <text:p>1659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Warycha/ famulus de au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ystophorus tabernator</text:p>
          </table:table-cell>
          <table:table-cell office:value-type="string" calcext:value-type="string">
            <text:p>Dorothea /Modsad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122" calcext:value-type="float">
            <text:p>1659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Cialą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adnuirz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hryst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Sophia /Vnylat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hawnus illegitimate</text:p>
          </table:table-cell>
          <table:table-cell office:value-type="string" calcext:value-type="string">
            <text:p>Agnes /Kuszovna/</text:p>
          </table:table-cell>
          <table:table-cell office:value-type="string" calcext:value-type="string">
            <text:p>Georgius /Kovali/ pater matris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591215" calcext:value-type="float">
            <text:p>165912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Faradyn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umiak/</text:p>
          </table:table-cell>
          <table:table-cell office:value-type="string" calcext:value-type="string">
            <text:p>Dorothea /Par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 nobilis</text:p>
          </table:table-cell>
          <table:table-cell office:value-type="string" calcext:value-type="string">
            <text:p>Magdalena /Leykmorana/</text:p>
          </table:table-cell>
          <table:table-cell office:value-type="string" calcext:value-type="string">
            <text:p>Adamus /Kroik/ sartor de Juncewo</text:p>
          </table:table-cell>
          <table:table-cell office:value-type="string" calcext:value-type="string">
            <text:p>Marianna /Cich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Ovesarz/</text:p>
          </table:table-cell>
          <table:table-cell office:value-type="string" calcext:value-type="string">
            <text:p>Dorothea /Kuszovna/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01" calcext:value-type="float">
            <text:p>1660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25" calcext:value-type="float">
            <text:p>166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Jakob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jeski/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06" calcext:value-type="float">
            <text:p>166005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7" calcext:value-type="float">
            <text:p>1660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łoy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8" calcext:value-type="float">
            <text:p>166005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601" calcext:value-type="float">
            <text:p>166006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Dambrowski/ illegitimate</text:p>
          </table:table-cell>
          <table:table-cell office:value-type="string" calcext:value-type="string">
            <text:p>Agnes /Juncewna/</text:p>
          </table:table-cell>
          <table:table-cell office:value-type="string" calcext:value-type="string">
            <text:p>Jacobus /Kubaski/</text:p>
          </table:table-cell>
          <table:table-cell office:value-type="string" calcext:value-type="string">
            <text:p>Marianna /Ovesarlov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04" calcext:value-type="float">
            <text:p>1660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11" calcext:value-type="float">
            <text:p>166007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al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07" calcext:value-type="float">
            <text:p>1660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Soph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14" calcext:value-type="float">
            <text:p>1660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/Domagała/</text:p>
          </table:table-cell>
          <table:table-cell office:value-type="string" calcext:value-type="string">
            <text:p>Anna /Byantowna/</text:p>
          </table:table-cell>
          <table:table-cell office:value-type="string" calcext:value-type="string">
            <text:p>Albertus /Kaninski/</text:p>
          </table:table-cell>
          <table:table-cell office:value-type="string" calcext:value-type="string">
            <text:p>Regina /Posdnach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07" calcext:value-type="float">
            <text:p>16601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Walah/ mendicus</text:p>
          </table:table-cell>
          <table:table-cell office:value-type="string" calcext:value-type="string">
            <text:p>Anna /Bart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30" calcext:value-type="float">
            <text:p>166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date seems to be “ultima 9ber”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 scholae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Pipa/</text:p>
          </table:table-cell>
          <table:table-cell office:value-type="string" calcext:value-type="string">
            <text:p>Łucia /Moyska/ de Piotrkowice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320" calcext:value-type="float">
            <text:p>166103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Regina /Garstowa/ de Włosk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508" calcext:value-type="float">
            <text:p>166105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Ivanov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0807" calcext:value-type="float">
            <text:p>1661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Powarski/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Barbara /Rulas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10" calcext:value-type="float">
            <text:p>166110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 /Arzuonor/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23" calcext:value-type="float">
            <text:p>166110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/Piachota/</text:p>
          </table:table-cell>
          <table:table-cell office:value-type="string" calcext:value-type="string">
            <text:p>Regina /Kanoni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104" calcext:value-type="float">
            <text:p>16611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Catharina /Cuchar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Vał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ai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Barbara /Hoisa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01" calcext:value-type="float">
            <text:p>16620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16" calcext:value-type="float">
            <text:p>1662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Uyp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PIachola/</text:p>
          </table:table-cell>
          <table:table-cell office:value-type="string" calcext:value-type="string">
            <text:p>Regina /Kanonicz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22" calcext:value-type="float">
            <text:p>166201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errifaber de Piotrkowice</text:p>
          </table:table-cell>
          <table:table-cell office:value-type="string" calcext:value-type="string">
            <text:p>Agnes goscina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01" calcext:value-type="float">
            <text:p>1662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Buni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12" calcext:value-type="float">
            <text:p>1662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 cmeto de Paryż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20" calcext:value-type="float">
            <text:p>1662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Regina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518" calcext:value-type="float">
            <text:p>1662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Barbara /Haldzan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605" calcext:value-type="float">
            <text:p>1662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Damb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Nonka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0" calcext:value-type="float">
            <text:p>1662091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łek/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4" calcext:value-type="float">
            <text:p>1662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V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Hrap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1026" calcext:value-type="float">
            <text:p>166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Cioly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roik/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02" calcext:value-type="float">
            <text:p>166301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/Pilari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cmeto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28" calcext:value-type="float">
            <text:p>1663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/Piachov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obow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315" calcext:value-type="float">
            <text:p>1663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us/ famulus</text:p>
          </table:table-cell>
          <table:table-cell office:value-type="string" calcext:value-type="string">
            <text:p>Hedvigis cme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4" calcext:value-type="float">
            <text:p>1663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Lucia /Oleyni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6" calcext:value-type="float">
            <text:p>166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Żgid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16" calcext:value-type="float">
            <text:p>166305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molitor defunc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owski/ cmeto de Międzylesie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20" calcext:value-type="float">
            <text:p>166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aga</text:p>
          </table:table-cell>
          <table:table-cell office:value-type="string" calcext:value-type="string">
            <text:p>Stanislaus /Ga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Złotnicki/</text:p>
          </table:table-cell>
          <table:table-cell office:value-type="string" calcext:value-type="string">
            <text:p>Barbara /Złotnicka/ consor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ryli/ agricola</text:p>
          </table:table-cell>
          <table:table-cell office:value-type="string" calcext:value-type="string">
            <text:p>Sabina /Bubaczowna/</text:p>
          </table:table-cell>
          <table:table-cell office:value-type="string" calcext:value-type="string">
            <text:p>Thomas /Dobrawski/ de Śielec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Uartidap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An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26" calcext:value-type="float">
            <text:p>16630626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721" calcext:value-type="float">
            <text:p>166307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C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nostowski/</text:p>
          </table:table-cell>
          <table:table-cell office:value-type="string" calcext:value-type="string">
            <text:p>Agnes de Radziorow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824" calcext:value-type="float">
            <text:p>166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ctor schola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03" calcext:value-type="float">
            <text:p>1663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/Rudnicka/ virgo nobilis</text:p>
          </table:table-cell>
          <table:table-cell/>
          <table:table-cell office:value-type="string" calcext:value-type="string">
            <text:p>crossed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30" calcext:value-type="float">
            <text:p>1663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Piocki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07" calcext:value-type="float">
            <text:p>1663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on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Regina /Konę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14" calcext:value-type="float">
            <text:p>1663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2" calcext:value-type="float">
            <text:p>1663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Topo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/Par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hortula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iachota/</text:p>
          </table:table-cell>
          <table:table-cell office:value-type="string" calcext:value-type="string">
            <text:p>Regi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Kroik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10" calcext:value-type="float">
            <text:p>1663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gnes /Dam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202" calcext:value-type="float">
            <text:p>1663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Pyn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Luci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pauper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Dorothea</text:p>
          </table:table-cell>
          <table:table-cell table:style-name="ce2" office:value-type="string" calcext:value-type="string">
            <text:p>Joannes /Pawełe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6" calcext:value-type="float">
            <text:p>1663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oy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120" calcext:value-type="float">
            <text:p>1664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mendicans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binus /Złotnicki/</text:p>
          </table:table-cell>
          <table:table-cell office:value-type="string" calcext:value-type="string">
            <text:p>Barbara /Z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1:49:31.438838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9-04T14:12:58.102839842</dc:date>
    <meta:editing-duration>P2DT15H42M13S</meta:editing-duration>
    <meta:editing-cycles>1526</meta:editing-cycles>
    <meta:document-statistic meta:table-count="1" meta:cell-count="14880" meta:object-count="0"/>
  </office:meta>
</office:document-meta>
</file>